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áctica sobre Admin. básica de <text:span text:style-name="Emphasis">Windows</text:span> 10 (Parte I)</text:title></text:p>
      <text:p text:style-name="OrgTitle"/>
      <text:p text:style-name="OrgSubtitle"><text:initial-creator>Ismael Macareno Chouikh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Contents_20_1"><text:a xlink:type="simple" xlink:href="#org157ba98">1. Caso práctico I - inicio de sistema</text:a></text:p>
          <text:p text:style-name="Contents_20_1"><text:a xlink:type="simple" xlink:href="#org4cf03b5">2. Caso práctico II - configuraciones iniciales</text:a></text:p>
          <text:p text:style-name="Contents_20_1"><text:a xlink:type="simple" xlink:href="#org78c5e5d">3. Caso práctico III - atajos y características gráficas</text:a></text:p>
        </text:index-body>
      </text:table-of-content>
      <text:p text:style-name="Text_20_body"><text:span text:style-name="OrgCode">\blankpage</text:span>
</text:p>
      <text:h text:style-name="Heading_20_1" text:outline-level="1" text:is-list-header="false">
<text:bookmark-start text:name="OrgXref.org157ba98"/>
<text:bookmark text:name="org157ba98"/>Caso práctico I - inicio de sistema
<text:bookmark-end text:name="OrgXref.org157ba98"/></text:h>
      <text:list text:style-name="OrgNumberedList" text:continue-numbering="false">
        <text:list-item>
          <text:p text:style-name="Text_20_body">Accede a la máquina virtual en la que instalaste Windows 10. Captura la forma en la que te pide que inicies sesión
</text:p>
        </text:list-item>
      </text:list>
      <text:h text:style-name="Heading_20_1" text:outline-level="1" text:is-list-header="false">
<text:bookmark-start text:name="OrgXref.org4cf03b5"/>
<text:bookmark text:name="org4cf03b5"/>Caso práctico II - configuraciones iniciales
<text:bookmark-end text:name="OrgXref.org4cf03b5"/></text:h>
      <text:list text:style-name="OrgNumberedList" text:continue-numbering="false">
        <text:list-item>
          <text:p text:style-name="Text_20_body">Accede al nombre del equipo y cámbialo para que se llame:
</text:p>
          <text:list text:style-name="OrgBulletedList" text:continue-numbering="true">
            <text:list-item>
              <text:p text:style-name="Text_20_body">W10-XX, siendo XX el número de puesto de tu equipo
</text:p>
            </text:list-item>
          </text:list>
        </text:list-item>
        <text:list-item>
          <text:p text:style-name="Text_20_body">Accede al panel de control, Sistema, Administrador de dispositivos, ¿están instalados todos los controladores del equipo? ¿Cómo lo sabes?
</text:p>
        </text:list-item>
        <text:list-item>
          <text:p text:style-name="Text_20_body">Selecciona las propiedades de un dispositivo y comprueba su configuración de controlador
</text:p>
        </text:list-item>
        <text:list-item>
          <text:p text:style-name="Text_20_body">Indica varias formas de acceder a la configuración de la tarjeta de red del equipo
</text:p>
        </text:list-item>
        <text:list-item>
          <text:p text:style-name="Text_20_body">Comprueba la configuración por defecto de la red y de la tarjeta de red del equipo.
</text:p>
          <text:list text:style-name="OrgBulletedList" text:continue-numbering="true">
            <text:list-item>
              <text:p text:style-name="Text_20_body">La red debe ser de Trabajo o Privada, la configuración de tarjeta de red por DHCP, si no es así, cámbialo
</text:p>
            </text:list-item>
          </text:list>
        </text:list-item>
        <text:list-item>
          <text:p text:style-name="Text_20_body">Accede a Windows <text:span text:style-name="Emphasis">Update</text:span>
</text:p>
          <text:list text:style-name="OrgBulletedList" text:continue-numbering="true">
            <text:list-item>
              <text:p text:style-name="Text_20_body">Comprueba la configuración
</text:p>
            </text:list-item>
            <text:list-item>
              <text:p text:style-name="Text_20_body">¿Qué opciones hay?
</text:p>
            </text:list-item>
          </text:list>
        </text:list-item>
        <text:list-item>
          <text:p text:style-name="Text_20_body">¿Se ha instalado algún antivirus por defecto?
</text:p>
        </text:list-item>
      </text:list>
      <text:h text:style-name="Heading_20_1" text:outline-level="1" text:is-list-header="false">
<text:bookmark-start text:name="OrgXref.org78c5e5d"/>
<text:bookmark text:name="org78c5e5d"/>Caso práctico III - atajos y características gráficas
<text:bookmark-end text:name="OrgXref.org78c5e5d"/></text:h>
      <text:list text:style-name="OrgNumberedList" text:continue-numbering="false">
        <text:list-item>
          <text:p text:style-name="Text_20_body">Prueba y explica lo que hacen los siguientes atajos:
</text:p>
          <text:list text:style-name="OrgBulletedList" text:continue-numbering="true">
            <text:list-item>
              <text:p text:style-name="Text_20_body"><text:span text:style-name="OrgCode">Win+E</text:span>
</text:p>
            </text:list-item>
            <text:list-item>
              <text:p text:style-name="Text_20_body"><text:span text:style-name="OrgCode">Win+F</text:span>
</text:p>
            </text:list-item>
            <text:list-item>
              <text:p text:style-name="Text_20_body"><text:span text:style-name="OrgCode">Win+D</text:span>
</text:p>
            </text:list-item>
            <text:list-item>
              <text:p text:style-name="Text_20_body"><text:span text:style-name="OrgCode">Win+L</text:span>
</text:p>
            </text:list-item>
            <text:list-item>
              <text:p text:style-name="Text_20_body"><text:span text:style-name="OrgCode">Win+R</text:span>
</text:p>
            </text:list-item>
            <text:list-item>
              <text:p text:style-name="Text_20_body"><text:span text:style-name="OrgCode">Win+TAB</text:span>
</text:p>
            </text:list-item>
            <text:list-item>
              <text:p text:style-name="Text_20_body"><text:span text:style-name="OrgCode">Win+Flechas</text:span>
</text:p>
            </text:list-item>
          </text:list>
        </text:list-item>
        <text:list-item>
          <text:p text:style-name="Text_20_body">¿Conoces y utilizas alguno más? ¿Cuál?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     <office:document-meta
         xmlns:office="urn:oasis:names:tc:opendocument:xmlns:office:1.0"
         xmlns:xlink="http://www.w3.org/1999/xlink"
         xmlns:dc="http://purl.org/dc/elements/1.1/"
         xmlns:meta="urn:oasis:names:tc:opendocument:xmlns:meta:1.0"
         xmlns:ooo="http://openoffice.org/2004/office"
         office:version="1.2">
       <office:meta>
<dc:creator>Ismael Macareno Chouikh</dc:creator>
<meta:initial-creator>Ismael Macareno Chouikh</meta:initial-creator>
<dc:date>2025-03-06T17:42:19</dc:date>
<meta:creation-date>2025-03-06T17:42:19</meta:creation-date>
<meta:generator>Emacs 29.4 (Org mode 9.6.15)</meta:generator>
<meta:keyword></meta:keyword>
<dc:subject></dc:subject>
<dc:title>Práctica sobre Admin. básica de <text:span text:style-name="Emphasis">Windows</text:span> 10 (Parte I)</dc:title>

  </office:meta>
</office:document-meta>
</file>